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7d73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7d73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7d73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7d73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7d73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7d73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7d73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d73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7d73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7d73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7d73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7d73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7d73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7d73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7d73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7d73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7d73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Eduardo Salvador Ledezma Ledezm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0/3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869788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Ernesto Salvador Ledezm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49923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1:03.24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6" meta:character-count="1169" meta:non-whitespace-character-count="1002"/>
    <meta:template xlink:type="simple" xlink:actuate="onRequest" xlink:title="Normal" xlink:href=""/>
  </office:meta>
</office:document-meta>
</file>